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82" calcext:value-type="float">
            <text:p>8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1:47:51.459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1T16:42:27.412273000</dc:date>
    <meta:editing-duration>P2DT4H40M22S</meta:editing-duration>
    <meta:editing-cycles>24</meta:editing-cycles>
    <meta:document-statistic meta:table-count="1" meta:cell-count="214" meta:object-count="0"/>
  </office:meta>
</office:document-meta>
</file>